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Inconsolata" fo:font-size="14pt" style:font-size-asian="14pt" style:font-size-complex="14pt"/>
    </style:style>
    <style:style style:name="P2" style:family="paragraph" style:parent-style-name="Standard">
      <style:paragraph-properties fo:break-before="page"/>
      <style:text-properties style:font-name="Open Sans Semibold" fo:font-size="28pt" style:font-size-asian="28pt" style:font-size-complex="28pt"/>
    </style:style>
    <style:style style:name="P3" style:family="paragraph" style:parent-style-name="Standard">
      <style:paragraph-properties fo:break-before="page"/>
      <style:text-properties style:font-name="Inconsolat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1 – Express serving a static page</text:p>
      <text:p text:style-name="P1">var express = require('express');</text:p>
      <text:p text:style-name="P1">var app = express();</text:p>
      <text:p text:style-name="P1"/>
      <text:p text:style-name="P1">app.get('/', function (req, res) {</text:p>
      <text:p text:style-name="P1"><text:s text:c="2"/>res.send('&lt;h1&gt;Hi there&lt;/h1&gt;&lt;p&gt;Welcome to the future of socialisation on the Web.&lt;/p&gt;&lt;p&gt;&lt;b&gt;-The Socializr 3000 team&lt;/b&gt;&lt;/p&gt;');</text:p>
      <text:p text:style-name="P1">});</text:p>
      <text:p text:style-name="P1"/>
      <text:p text:style-name="P1">app.listen(3000);</text:p>
      <text:p text:style-name="P2">Part 2 – Adding sessions</text:p>
      <text:p text:style-name="P1">var express = require('express');</text:p>
      <text:p text:style-name="P1">var app = express();</text:p>
      <text:p text:style-name="P1"/>
      <text:p text:style-name="P1">app.configure(function () {</text:p>
      <text:p text:style-name="P1"><text:s text:c="2"/>app.use(express.cookieParser());</text:p>
      <text:p text:style-name="P1"><text:s text:c="2"/>app.use(express.session({ secret: 'hi mom' }));</text:p>
      <text:p text:style-name="P1">});</text:p>
      <text:p text:style-name="P1"/>
      <text:p text:style-name="P1">app.get('/', function (req, res) {</text:p>
      <text:p text:style-name="P1"><text:s text:c="2"/>if (req.session.user) {</text:p>
      <text:p text:style-name="P1"><text:s text:c="4"/>res.send('&lt;h1&gt;Hi ' + req.session.user + '&lt;/h1&gt;&lt;p&gt;Welcome to the future of socialisation on the Web.&lt;/p&gt;&lt;p&gt;&lt;b&gt;-The Socializr 3000 team&lt;/b&gt;&lt;/p&gt;&lt;p&gt;&lt;a href="/logout"&gt;Logout&lt;/a&gt;&lt;/p&gt;');</text:p>
      <text:p text:style-name="P1"><text:s text:c="2"/>}</text:p>
      <text:p text:style-name="P1"><text:s text:c="2"/>else {</text:p>
      <text:p text:style-name="P1"><text:s text:c="4"/>res.send('&lt;h1&gt;Socializr 3000&lt;/h1&gt;&lt;p&gt;&lt;b&gt;VIP-only area&lt;/b&gt;&lt;/p&gt;&lt;p&gt;&lt;a href="/login"&gt;Login&lt;/a&gt;&lt;/p&gt;');</text:p>
      <text:p text:style-name="P1"><text:s text:c="2"/>}</text:p>
      <text:p text:style-name="P1">});</text:p>
      <text:p text:style-name="P1"/>
      <text:p text:style-name="P1">app.get('/login', function (req, res) {</text:p>
      <text:p text:style-name="P1"><text:s text:c="2"/>req.session.user = 'stomlinson@mozilla.com';</text:p>
      <text:p text:style-name="P1"><text:s text:c="2"/>res.redirect('/');</text:p>
      <text:p text:style-name="P1">});</text:p>
      <text:p text:style-name="P1"/>
      <text:p text:style-name="P1">app.get('/logout', function (req, res) {</text:p>
      <text:p text:style-name="P1"><text:s text:c="2"/>delete req.session.user;</text:p>
      <text:p text:style-name="P1"><text:s text:c="2"/>res.redirect('/');</text:p>
      <text:p text:style-name="P1">});</text:p>
      <text:p text:style-name="P1"/>
      <text:p text:style-name="P1">app.listen(3000);</text:p>
      <text:p text:style-name="P2">Part 3 – Persona without verification</text:p>
      <text:p text:style-name="P1">var express = require('express');</text:p>
      <text:p text:style-name="P1">var app = express();</text:p>
      <text:p text:style-name="P1"/>
      <text:p text:style-name="P1">app.configure(function () {</text:p>
      <text:p text:style-name="P1"><text:s text:c="2"/>app.use(express.cookieParser());</text:p>
      <text:p text:style-name="P1"><text:s text:c="2"/>app.use(express.session({ secret: 'hi mom' }));</text:p>
      <text:p text:style-name="P1">});</text:p>
      <text:p text:style-name="P1"/>
      <text:p text:style-name="P1">app.get('/', function (req, res) {</text:p>
      <text:p text:style-name="P1"><text:s text:c="2"/>var body = '&lt;script src="https://login.persona.org/include.js"&gt;&lt;/script&gt;';</text:p>
      <text:p text:style-name="P1"><text:s text:c="2"/>body += '&lt;script src="https://ajax.googleapis.com/ajax/libs/jquery/1.9.1/jquery.min.js"&gt;&lt;/script&gt;';</text:p>
      <text:p text:style-name="P1"><text:s text:c="2"/>var loggedInUser = 'null';</text:p>
      <text:p text:style-name="P1"><text:s text:c="2"/>if (req.session.user) {</text:p>
      <text:p text:style-name="P1"><text:s text:c="4"/>loggedInUser = '"' + req.session.user + '"';</text:p>
      <text:p text:style-name="P1"><text:s text:c="4"/>body += '&lt;h1&gt;Hi ' + req.session.user + '&lt;/h1&gt;&lt;p&gt;Welcome to the future of socialisation on the Web.&lt;/p&gt;&lt;p&gt;&lt;b&gt;-The Socializr 3000 team&lt;/b&gt;&lt;/p&gt;&lt;p&gt;&lt;a href="javascript:navigator.id.logout()"&gt;Logout&lt;/a&gt;&lt;/p&gt;';</text:p>
      <text:p text:style-name="P1"><text:s text:c="2"/>}</text:p>
      <text:p text:style-name="P1"><text:s text:c="2"/>else {</text:p>
      <text:p text:style-name="P1"><text:s text:c="4"/>body += '&lt;h1&gt;Socializr 3000&lt;/h1&gt;&lt;p&gt;&lt;b&gt;VIP-only area&lt;/b&gt;&lt;/p&gt;&lt;p&gt;&lt;a href="javascript:navigator.id.request()"&gt;Login&lt;/a&gt;&lt;/p&gt;';</text:p>
      <text:p text:style-name="P1"><text:s text:c="2"/>}</text:p>
      <text:p text:style-name="P1"><text:s text:c="2"/>body += '&lt;script&gt;navigator.id.watch({'</text:p>
      <text:p text:style-name="P1"><text:s text:c="4"/>+ 'loggedInUser: ' + <text:s/>loggedInUser + ','</text:p>
      <text:p text:style-name="P1"><text:s text:c="4"/>+ 'onlogin: function (assertion) {'</text:p>
      <text:p text:style-name="P1"><text:s text:c="4"/>+ ' <text:s/>$.post("/login", {assertion: assertion}, function (data) {'</text:p>
      <text:p text:style-name="P1"><text:s text:c="4"/>+ ' <text:s text:c="3"/>window.location = "/";'</text:p>
      <text:p text:style-name="P1"><text:s text:c="4"/>+ ' <text:s/>});'</text:p>
      <text:p text:style-name="P1"><text:s text:c="4"/>+ '},'</text:p>
      <text:p text:style-name="P1"><text:s text:c="4"/>+ 'onlogout: function () {'</text:p>
      <text:p text:style-name="P1"><text:s text:c="4"/>+ ' <text:s/>window.location = "/logout";'</text:p>
      <text:p text:style-name="P1"><text:s text:c="4"/>+ '}})&lt;/script&gt;';</text:p>
      <text:p text:style-name="P1"><text:s text:c="2"/>res.send(body);</text:p>
      <text:p text:style-name="P1">});</text:p>
      <text:p text:style-name="P1"/>
      <text:p text:style-name="P1">app.post('/login', function (req, res) {</text:p>
      <text:p text:style-name="P1"><text:s text:c="2"/>req.session.user = 'stomlinson@mozilla.com';</text:p>
      <text:p text:style-name="P1"><text:s text:c="2"/>res.send('OK');</text:p>
      <text:p text:style-name="P1">});</text:p>
      <text:p text:style-name="P1"/>
      <text:p text:style-name="P1">app.get('/logout', function (req, res) {</text:p>
      <text:p text:style-name="P1"><text:s text:c="2"/>delete req.session.user;</text:p>
      <text:p text:style-name="P1"><text:s text:c="2"/>res.redirect('/');</text:p>
      <text:p text:style-name="P1">});</text:p>
      <text:p text:style-name="P1"/>
      <text:p text:style-name="P1">app.listen(3000);</text:p>
      <text:p text:style-name="P2">Part 4 – Verifying the assertion</text:p>
      <text:p text:style-name="P1"/>
      <text:p text:style-name="P1">var express = require('express');</text:p>
      <text:p text:style-name="P1">var https = require('https');</text:p>
      <text:p text:style-name="P1">var qs = require('qs');</text:p>
      <text:p text:style-name="P1"/>
      <text:p text:style-name="P1">var app = express();</text:p>
      <text:p text:style-name="P1"/>
      <text:p text:style-name="P1">app.configure(function () {</text:p>
      <text:p text:style-name="P1"><text:s text:c="2"/>app.use(express.cookieParser());</text:p>
      <text:p text:style-name="P1"><text:s text:c="2"/>app.use(express.session({ secret: 'hi mom' }));</text:p>
      <text:p text:style-name="P1"><text:s text:c="2"/>app.use(express.bodyParser());</text:p>
      <text:p text:style-name="P1">});</text:p>
      <text:p text:style-name="P1"/>
      <text:p text:style-name="P1">app.get('/', function (req, res) {</text:p>
      <text:p text:style-name="P1"><text:s text:c="2"/>var body = '&lt;script src="https://login.persona.org/include.js"&gt;&lt;/script&gt;';</text:p>
      <text:p text:style-name="P1"><text:s text:c="2"/>body += '&lt;script src="https://ajax.googleapis.com/ajax/libs/jquery/1.9.1/jquery.min.js"&gt;&lt;/script&gt;';</text:p>
      <text:p text:style-name="P1"><text:s text:c="2"/>var loggedInUser = 'null';</text:p>
      <text:p text:style-name="P1"><text:s text:c="2"/>if (req.session.user) {</text:p>
      <text:p text:style-name="P1"><text:s text:c="4"/>loggedInUser = '"' + req.session.user + '"';</text:p>
      <text:p text:style-name="P1"><text:s text:c="4"/>body += '&lt;h1&gt;Hi ' + req.session.user + '&lt;/h1&gt;&lt;p&gt;Welcome to the future of socialisation on the Web.&lt;/p&gt;&lt;p&gt;&lt;b&gt;-The Socializr 3000 team&lt;/b&gt;&lt;/p&gt;&lt;p&gt;&lt;a href="javascript:navigator.id.logout()"&gt;Logout&lt;/a&gt;&lt;/p&gt;';</text:p>
      <text:p text:style-name="P1"><text:s text:c="2"/>}</text:p>
      <text:p text:style-name="P1"><text:s text:c="2"/>else {</text:p>
      <text:p text:style-name="P1"><text:s text:c="4"/>body += '&lt;h1&gt;Socializr 3000&lt;/h1&gt;&lt;p&gt;&lt;b&gt;VIP-only area&lt;/b&gt;&lt;/p&gt;&lt;p&gt;&lt;a href="javascript:navigator.id.request()"&gt;Login&lt;/a&gt;&lt;/p&gt;';</text:p>
      <text:p text:style-name="P1"><text:s text:c="2"/>}</text:p>
      <text:p text:style-name="P1"><text:s text:c="2"/>body += '&lt;script&gt;navigator.id.watch({'</text:p>
      <text:p text:style-name="P1"><text:s text:c="4"/>+ 'loggedInUser: ' + <text:s/>loggedInUser + ','</text:p>
      <text:p text:style-name="P1"><text:s text:c="4"/>+ 'onlogin: function (assertion) {'</text:p>
      <text:p text:style-name="P1"><text:s text:c="4"/>+ ' <text:s/>$.post("/login", {assertion: assertion}, function (data) {'</text:p>
      <text:p text:style-name="P1"><text:s text:c="4"/>+ ' <text:s text:c="3"/>if (data != "okay") {'</text:p>
      <text:p text:style-name="P1"><text:s text:c="4"/>+ ' <text:s text:c="5"/>navigator.id.logout();'</text:p>
      <text:p text:style-name="P1"><text:s text:c="4"/>+ ' <text:s text:c="3"/>}'</text:p>
      <text:p text:style-name="P1"><text:s text:c="4"/>+ ' <text:s text:c="3"/>window.location = "/";'</text:p>
      <text:p text:style-name="P1"><text:s text:c="4"/>+ ' <text:s/>});'</text:p>
      <text:p text:style-name="P1"><text:s text:c="4"/>+ '},'</text:p>
      <text:p text:style-name="P1"><text:s text:c="4"/>+ 'onlogout: function () {'</text:p>
      <text:p text:style-name="P1"><text:s text:c="4"/>+ ' <text:s/>window.location = "/logout";'</text:p>
      <text:p text:style-name="P1"><text:s text:c="4"/>+ '}})&lt;/script&gt;';</text:p>
      <text:p text:style-name="P1"><text:s text:c="2"/>res.send(body);</text:p>
      <text:p text:style-name="P1">});</text:p>
      <text:p text:style-name="P1"/>
      <text:p text:style-name="P1"/>
      <text:p text:style-name="P3">app.post('/login', function (req, res) {</text:p>
      <text:p text:style-name="P1"><text:s text:c="4"/>function onVerifyResp(bidRes) {</text:p>
      <text:p text:style-name="P1"><text:s text:c="6"/>var data = "";</text:p>
      <text:p text:style-name="P1"><text:s text:c="6"/>bidRes.on('data', function (chunk) {</text:p>
      <text:p text:style-name="P1"><text:s text:c="8"/>data += chunk;</text:p>
      <text:p text:style-name="P1"><text:s text:c="6"/>});</text:p>
      <text:p text:style-name="P1"/>
      <text:p text:style-name="P1"><text:s text:c="6"/>bidRes.on('end', function () {</text:p>
      <text:p text:style-name="P1"><text:s text:c="8"/>var verified = JSON.parse(data);</text:p>
      <text:p text:style-name="P1"><text:s text:c="8"/>if ('okay' == verified.status) {</text:p>
      <text:p text:style-name="P1"><text:s text:c="10"/>req.session.user = verified.email;</text:p>
      <text:p text:style-name="P1"><text:s text:c="8"/>} else {</text:p>
      <text:p text:style-name="P1"><text:s text:c="10"/>delete req.session.user;</text:p>
      <text:p text:style-name="P1"><text:s text:c="8"/>}</text:p>
      <text:p text:style-name="P1"><text:s text:c="8"/>res.send(verified.status);</text:p>
      <text:p text:style-name="P1"><text:s text:c="6"/>});</text:p>
      <text:p text:style-name="P1"><text:s text:c="4"/>};</text:p>
      <text:p text:style-name="P1"><text:s text:c="4"/></text:p>
      <text:p text:style-name="P1"><text:s text:c="4"/>var body = qs.stringify({</text:p>
      <text:p text:style-name="P1"><text:s text:c="6"/>assertion: req.body.assertion,</text:p>
      <text:p text:style-name="P1"><text:s text:c="6"/>audience: 'http://localhost:3000'</text:p>
      <text:p text:style-name="P1"><text:s text:c="4"/>});</text:p>
      <text:p text:style-name="P1"/>
      <text:p text:style-name="P1"><text:s text:c="4"/>var request = https.request({</text:p>
      <text:p text:style-name="P1"><text:s text:c="6"/>host: 'verifier.login.persona.org',</text:p>
      <text:p text:style-name="P1"><text:s text:c="6"/>path: '/verify',</text:p>
      <text:p text:style-name="P1"><text:s text:c="6"/>method: 'POST',</text:p>
      <text:p text:style-name="P1"><text:s text:c="6"/>headers: {</text:p>
      <text:p text:style-name="P1"><text:s text:c="8"/>'content-type': 'application/x-www-form-urlencoded',</text:p>
      <text:p text:style-name="P1"><text:s text:c="8"/>'content-length': body.length</text:p>
      <text:p text:style-name="P1"><text:s text:c="6"/>}</text:p>
      <text:p text:style-name="P1"><text:s text:c="4"/>}, onVerifyResp);</text:p>
      <text:p text:style-name="P1"><text:s text:c="4"/>request.write(body);</text:p>
      <text:p text:style-name="P1"><text:s text:c="4"/>request.end();</text:p>
      <text:p text:style-name="P1">});</text:p>
      <text:p text:style-name="P1"/>
      <text:p text:style-name="P1">app.get('/logout', function (req, res) {</text:p>
      <text:p text:style-name="P1"><text:s text:c="2"/>delete req.session.user;</text:p>
      <text:p text:style-name="P1"><text:s text:c="2"/>res.redirect('/');</text:p>
      <text:p text:style-name="P1">});</text:p>
      <text:p text:style-name="P1"/>
      <text:p text:style-name="P1">app.listen(3000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Marier</meta:initial-creator>
    <meta:creation-date>2013-03-13T15:22:49</meta:creation-date>
    <meta:printed-by>Francois Marier</meta:printed-by>
    <meta:print-date>2013-03-13T15:44:41</meta:print-date>
    <dc:date>2013-03-13T16:08:52</dc:date>
    <dc:creator>Francois Marier</dc:creator>
    <meta:editing-duration>PT15M17S</meta:editing-duration>
    <meta:editing-cycles>1</meta:editing-cycles>
    <meta:document-statistic meta:table-count="0" meta:image-count="0" meta:object-count="0" meta:page-count="5" meta:paragraph-count="144" meta:word-count="500" meta:character-count="4804" meta:non-whitespace-character-count="4034"/>
    <meta:generator>LibreOffice/3.5$Linux_X86_64 LibreOffice_project/350m1$Build-2</meta:generator>
  </office:meta>
</office:document-meta>
</file>